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F000001E0E4B8ED82E60261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7252in" svg:height="5.1744in" draw:z-index="0"><draw:image xlink:href="Pictures/10000000000002AF000001E0E4B8ED82E60261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6:03:33.322000000</meta:creation-date>
    <dc:date>2021-06-24T16:09:38.413000000</dc:date>
    <meta:editing-duration>PT6M5S</meta:editing-duration>
    <meta:editing-cycles>1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